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1042">
            <text:p>92.104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6.8176">
            <text:p>96.8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912">
            <text:p>97.19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423">
            <text:p>97.3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0813">
            <text:p>96.0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833">
            <text:p>98.6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318">
            <text:p>97.8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637">
            <text:p>96.46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368">
            <text:p>96.0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042">
            <text:p>97.50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064">
            <text:p>97.70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6462">
            <text:p>97.6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487">
            <text:p>97.648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5192">
            <text:p>96.51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0176">
            <text:p>98.01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1769">
            <text:p>99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923">
            <text:p>97.49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625">
            <text:p>97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44">
            <text:p>98.7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074">
            <text:p>96.6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104">
            <text:p>97.71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927">
            <text:p>96.992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506">
            <text:p>96.850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2696">
            <text:p>95.2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652">
            <text:p>98.2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5">
            <text:p>97.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706">
            <text:p>98.6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428">
            <text:p>96.14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45">
            <text:p>98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71">
            <text:p>97.5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5">
            <text:p>97.1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4219">
            <text:p>96.4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36">
            <text:p>98.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9128">
            <text:p>96.9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828">
            <text:p>97.1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3167">
            <text:p>95.3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7143">
            <text:p>98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875">
            <text:p>95.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261">
            <text:p>98.3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84">
            <text:p>96.7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774">
            <text:p>97.7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6315">
            <text:p>98.63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2467">
            <text:p>95.2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478">
            <text:p>97.4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2048">
            <text:p>98.2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8322">
            <text:p>98.8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259">
            <text:p>97.3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613">
            <text:p>97.2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111">
            <text:p>96.71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5">
            <text:p>97.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836">
            <text:p>96.8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773">
            <text:p>97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588">
            <text:p>96.2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8">
            <text:p>96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609">
            <text:p>97.8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0875">
            <text:p>96.08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8938">
            <text:p>94.8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833">
            <text:p>96.88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.7667">
            <text:p>94.7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3077">
            <text:p>95.3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613">
            <text:p>97.2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567">
            <text:p>97.5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667">
            <text:p>97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367">
            <text:p>97.5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9">
            <text:p>99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04">
            <text:p>97.20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414">
            <text:p>97.4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65">
            <text:p>98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7955">
            <text:p>97.7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8">
            <text:p>98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1">
            <text:p>97.5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286">
            <text:p>97.3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7897">
            <text:p>97.7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057">
            <text:p>96.90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7727">
            <text:p>96.7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849">
            <text:p>98.2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216">
            <text:p>97.62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67">
            <text:p>97.8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936">
            <text:p>97.693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891">
            <text:p>97.689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8559">
            <text:p>96.855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444">
            <text:p>99.1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22">
            <text:p>97.4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322">
            <text:p>97.4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938">
            <text:p>96.69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807">
            <text:p>97.5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391">
            <text:p>98.7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5">
            <text:p>97.4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517">
            <text:p>98.1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5072">
            <text:p>98.5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616">
            <text:p>97.16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8269">
            <text:p>98.8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769">
            <text:p>97.6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929">
            <text:p>97.7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725">
            <text:p>95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2857">
            <text:p>96.28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7783">
            <text:p>95.7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306">
            <text:p>97.83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4.8857">
            <text:p>94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572">
            <text:p>96.95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9594">
            <text:p>96.95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862">
            <text:p>98.1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958">
            <text:p>95.4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379">
            <text:p>97.23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.4059">
            <text:p>97.4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7786">
            <text:p>97.7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839">
            <text:p>96.88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7591">
            <text:p>98.7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539">
            <text:p>98.4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822">
            <text:p>97.18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821">
            <text:p>97.88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586">
            <text:p>98.15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75">
            <text:p>98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147">
            <text:p>97.71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5721">
            <text:p>97.57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589">
            <text:p>96.85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512">
            <text:p>97.55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95">
            <text:p>97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571">
            <text:p>98.5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207">
            <text:p>97.120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37">
            <text:p>97.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643">
            <text:p>97.96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796">
            <text:p>96.77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9546">
            <text:p>96.95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037">
            <text:p>95.9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556">
            <text:p>98.0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8">
            <text:p>98.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762">
            <text:p>98.1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8033">
            <text:p>98.8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4">
            <text:p>97.9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804">
            <text:p>97.680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611">
            <text:p>96.96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42">
            <text:p>97.2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795">
            <text:p>97.37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063">
            <text:p>96.1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594">
            <text:p>96.35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42">
            <text:p>97.824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138">
            <text:p>97.81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571">
            <text:p>97.6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061">
            <text:p>97.70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824">
            <text:p>98.8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771">
            <text:p>98.07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147">
            <text:p>97.71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059">
            <text:p>99.2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426">
            <text:p>98.142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055">
            <text:p>97.05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.6842">
            <text:p>98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511">
            <text:p>96.75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8762">
            <text:p>96.8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433">
            <text:p>96.84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869">
            <text:p>97.386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7.5367">
            <text:p>97.5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606">
            <text:p>97.6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SUM([.A1:.A500])/500" office:value-type="float" office:value="97.8929824">
            <text:p>97.8929824</text:p>
          </table:table-cell>
          <table:table-cell table:formula="of:=SUM([.B1:.B500])/500" office:value-type="float" office:value="18.63">
            <text:p>18.63</text:p>
          </table:table-cell>
        </table:table-row>
        <table:table-row table:style-name="ro1" table:number-rows-repeated="1048074">
          <table:table-cell table:number-columns-repeated="2"/>
        </table:table-row>
        <table:table-row table:style-name="ro1">
          <table:table-cell table:formula="of:=SUM([.A1:.A1048575])" office:value-type="float" office:value="49044.3841824">
            <text:p>49044.384182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10:32</dc:date>
    <dc:creator>Atul </dc:creator>
    <meta:document-statistic meta:table-count="1" meta:cell-count="1003" meta:object-count="0"/>
    <meta:generator>OpenOffice.org/3.2$Linux OpenOffice.org_project/320m19$Build-9505</meta:generator>
  </office:meta>
</office:document-meta>
</file>